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2" style:family="paragraph" style:parent-style-name="Standard">
      <style:text-properties style:font-name="Calibri1" fo:font-size="11pt" style:font-size-asian="11pt" style:font-size-complex="11pt"/>
    </style:style>
    <style:style style:name="P3" style:family="paragraph" style:parent-style-name="Standard">
      <style:text-properties style:font-name="Calibri1" fo:font-size="11pt" officeooo:paragraph-rsid="001c5049" style:font-size-asian="11pt" style:font-size-complex="11pt"/>
    </style:style>
    <style:style style:name="P4" style:family="paragraph" style:parent-style-name="Standard"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1da153" style:font-name-asian="Calibri2" style:font-size-asian="11pt" style:font-name-complex="Calibri2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21237c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da153" officeooo:paragraph-rsid="001da153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2c67ef" officeooo:paragraph-rsid="002c67ef" style:font-name-asian="Calibri2" style:font-size-asian="11pt" style:font-name-complex="Calibri2" style:font-size-complex="11pt"/>
    </style:style>
    <style:style style:name="P12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1" fo:font-size="11pt" style:font-name-asian="Calibri2" style:font-size-asian="11pt" style:font-name-complex="Calibri2" style:font-size-complex="11pt" fo:hyphenate="false" fo:hyphenation-remain-char-count="2" fo:hyphenation-push-char-count="2"/>
    </style:style>
    <style:style style:name="P13" style:family="paragraph" style:parent-style-name="Standard" style:master-page-name="Standard">
      <style:paragraph-properties style:page-number="auto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4" style:family="paragraph" style:parent-style-name="Standard" style:list-style-name="WWNum1">
      <style:text-properties style:font-name="Calibri1" fo:font-size="11pt" officeooo:paragraph-rsid="0011731f" style:font-name-asian="Calibri2" style:font-size-asian="11pt" style:font-name-complex="Calibri2" style:font-size-complex="11pt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17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21c4c6" officeooo:paragraph-rsid="0021c4c6" style:font-size-asian="11pt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1ad71c" officeooo:paragraph-rsid="001ad71c" style:font-size-asian="11pt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f7f84" officeooo:paragraph-rsid="002dfd05" style:font-name-asian="Calibri2" style:font-size-asian="11pt" style:font-name-complex="Calibri2" style:font-size-complex="11pt"/>
    </style:style>
    <style:style style:name="P20" style:family="paragraph" style:parent-style-name="List_20_Paragraph" style:list-style-name="WWNum4">
      <style:text-properties style:font-name="Calibri1" fo:font-size="11pt" officeooo:rsid="001a43b6" officeooo:paragraph-rsid="001a43b6" style:font-size-asian="11pt" style:font-size-complex="11pt"/>
    </style:style>
    <style:style style:name="T1" style:family="text">
      <style:text-properties fo:font-weight="bold" style:font-name-asian="Calibri2" style:font-weight-asian="bold" style:font-name-complex="Calibri2"/>
    </style:style>
    <style:style style:name="T2" style:family="text">
      <style:text-properties fo:font-weight="bold" officeooo:rsid="001c5049" style:font-name-asian="Calibri2" style:font-weight-asian="bold" style:font-name-complex="Calibri2"/>
    </style:style>
    <style:style style:name="T3" style:family="text">
      <style:text-properties style:font-name-asian="Calibri2" style:font-name-complex="Calibri2"/>
    </style:style>
    <style:style style:name="T4" style:family="text">
      <style:text-properties officeooo:rsid="0015ffe9" style:font-name-asian="Calibri2" style:font-name-complex="Calibri2"/>
    </style:style>
    <style:style style:name="T5" style:family="text">
      <style:text-properties officeooo:rsid="0017998b" style:font-name-asian="Calibri2" style:font-name-complex="Calibri2"/>
    </style:style>
    <style:style style:name="T6" style:family="text">
      <style:text-properties officeooo:rsid="00187d06" style:font-name-asian="Calibri2" style:font-name-complex="Calibri2"/>
    </style:style>
    <style:style style:name="T7" style:family="text">
      <style:text-properties officeooo:rsid="0023b148" style:font-name-asian="Calibri2" style:font-name-complex="Calibri2"/>
    </style:style>
    <style:style style:name="T8" style:family="text">
      <style:text-properties officeooo:rsid="00245178" style:font-name-asian="Calibri2" style:font-name-complex="Calibri2"/>
    </style:style>
    <style:style style:name="T9" style:family="text">
      <style:text-properties officeooo:rsid="001ad71c"/>
    </style:style>
    <style:style style:name="T10" style:family="text">
      <style:text-properties officeooo:rsid="001c5e99"/>
    </style:style>
    <style:style style:name="T11" style:family="text">
      <style:text-properties officeooo:rsid="001da153"/>
    </style:style>
    <style:style style:name="T12" style:family="text">
      <style:text-properties officeooo:rsid="001e0c14"/>
    </style:style>
    <style:style style:name="T13" style:family="text">
      <style:text-properties style:font-name="Calibri" officeooo:rsid="0004e5d8"/>
    </style:style>
    <style:style style:name="T14" style:family="text">
      <style:text-properties officeooo:rsid="0021c4c6"/>
    </style:style>
    <style:style style:name="T15" style:family="text">
      <style:text-properties officeooo:rsid="002a4188"/>
    </style:style>
    <style:style style:name="T16" style:family="text">
      <style:text-properties officeooo:rsid="002c1020"/>
    </style:style>
    <style:style style:name="T17" style:family="text">
      <style:text-properties officeooo:rsid="002c67ef"/>
    </style:style>
    <style:style style:name="T18" style:family="text">
      <style:text-properties officeooo:rsid="00274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><text:span text:style-name="T1">Title</text:span><text:span text:style-name="T3">: </text:span><text:span text:style-name="T4">Room Search</text:span></text:p>
      <text:p text:style-name="P5"><text:span text:style-name="T1">Description:</text:span><text:span text:style-name="T3"> <text:s/></text:span><text:span text:style-name="T5">Allows the User to </text:span><text:span text:style-name="T7">search for information about a </text:span><text:span text:style-name="T8">specific </text:span><text:span text:style-name="T7">Room on </text:span><text:span text:style-name="T8">the </text:span><text:span text:style-name="T7">PSU Harrisburg campus</text:span><text:span text:style-name="T6">.</text:span></text:p>
      <text:p text:style-name="P1">Pre-conditions:</text:p>
      <text:list xml:id="list8581291321301309274" text:style-name="WWNum1">
        <text:list-item>
          <text:p text:style-name="P14">The App is open and has focus.</text:p>
        </text:list-item>
      </text:list>
      <text:p text:style-name="P6"/>
      <text:p text:style-name="P1">Post-conditions:</text:p>
      <text:list xml:id="list1305520472498427180" text:style-name="WWNum4">
        <text:list-item>
          <text:p text:style-name="P20">The App displays the Room Results Screen <text:span text:style-name="T14">for the User</text:span>.</text:p>
        </text:list-item>
      </text:list>
      <text:p text:style-name="P4"/>
      <text:p text:style-name="P1">Actors:</text:p>
      <text:list xml:id="list4403096381012863704" text:style-name="WWNum2">
        <text:list-item>
          <text:p text:style-name="P15">User</text:p>
        </text:list-item>
        <text:list-item>
          <text:p text:style-name="P16">App</text:p>
        </text:list-item>
      </text:list>
      <text:p text:style-name="P7"/>
      <text:p text:style-name="P1">Main Success Scenario: </text:p>
      <text:list xml:id="list2406237232233092342" text:style-name="WWNum3">
        <text:list-item>
          <text:p text:style-name="P17">The User presses the Room Menu Button</text:p>
        </text:list-item>
        <text:list-item>
          <text:p text:style-name="P17">The App displays the Room Search Screen.</text:p>
        </text:list-item>
        <text:list-item>
          <text:p text:style-name="P18">The User enters a Room Number with the provided Text Box and Building Name with the provided Dropdown Menu.</text:p>
        </text:list-item>
        <text:list-item>
          <text:p text:style-name="P18">The User presses the Search Button.</text:p>
        </text:list-item>
        <text:list-item>
          <text:p text:style-name="P18">The App finds the Room Data <text:span text:style-name="T14">from the Room Database</text:span>.</text:p>
        </text:list-item>
        <text:list-item>
          <text:p text:style-name="P17">The App formats the found Room Data.</text:p>
        </text:list-item>
        <text:list-item>
          <text:p text:style-name="P18">The App displays the Room Results Screen with the fo<text:span text:style-name="T16">rmatted</text:span> Room Data.</text:p>
        </text:list-item>
      </text:list>
      <text:p text:style-name="P12"/>
      <text:p text:style-name="P3"><text:span text:style-name="T1">Alternate Flow </text:span><text:span text:style-name="T2">1</text:span><text:span text:style-name="T3">: </text:span></text:p>
      <text:p text:style-name="P8"><text:span text:style-name="T11">3A</text:span>. <text:s text:c="2"/><text:span text:style-name="T9">The App cannot find the Room Data from the Room Database.</text:span></text:p>
      <text:p text:style-name="P10">4A. <text:s text:c="2"/><text:span text:style-name="T12">The App displays an Error Message indicating that the room wasn't found.</text:span></text:p>
      <text:p text:style-name="P11">5A. <text:s text:c="2"/>The User presses the ok button on the Error message.</text:p>
      <text:p text:style-name="P19"><text:span text:style-name="T17">6</text:span>A. <text:s text:c="2"/>The App <text:span text:style-name="T18">displays the Room Search Screen</text:span>.</text:p>
      <text:p text:style-name="P12"><text:s/></text:p>
      <text:p text:style-name="P2"><text:span text:style-name="T1">Alternate Flow </text:span><text:span text:style-name="T2">2</text:span><text:span text:style-name="T3">: </text:span></text:p>
      <text:p text:style-name="P9">1<text:span text:style-name="T10">B</text:span>. <text:s text:c="2"/><text:span text:style-name="T13">The </text:span>App receives an interrupt signal from the operating system and looses focus.</text:p>
      <text:p text:style-name="P9">2<text:span text:style-name="T10">B</text:span>. <text:s text:c="2"/><text:span text:style-name="T13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18:19.864000000</dc:date>
    <meta:editing-cycles>76</meta:editing-cycles>
    <meta:editing-duration>PT3H53M2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6" meta:word-count="203" meta:character-count="1115" meta:non-whitespace-character-count="931"/>
    <meta:template xlink:type="simple" xlink:actuate="onRequest" xlink:title="Normal.dotm" xlink:href=""/>
  </office:meta>
</office:document-meta>
</file>